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0935" officeooo:paragraph-rsid="000c0935"/>
    </style:style>
    <style:style style:name="P2" style:family="paragraph" style:parent-style-name="Standard">
      <style:paragraph-properties fo:text-align="center" style:justify-single-word="false"/>
      <style:text-properties officeooo:rsid="000c0935" officeooo:paragraph-rsid="000c0935"/>
    </style:style>
    <style:style style:name="P3" style:family="paragraph" style:parent-style-name="Standard">
      <style:text-properties fo:font-style="italic" officeooo:rsid="000c0935" officeooo:paragraph-rsid="000c0935" style:font-style-asian="italic" style:font-style-complex="italic"/>
    </style:style>
    <style:style style:name="P4" style:family="paragraph" style:parent-style-name="Standard">
      <style:text-properties officeooo:rsid="000df305" officeooo:paragraph-rsid="000df305"/>
    </style:style>
    <style:style style:name="P5" style:family="paragraph" style:parent-style-name="Standard">
      <style:text-properties officeooo:rsid="000df305" officeooo:paragraph-rsid="000f0295"/>
    </style:style>
    <style:style style:name="P6" style:family="paragraph" style:parent-style-name="Standard">
      <style:text-properties officeooo:rsid="000f0295" officeooo:paragraph-rsid="000f0295"/>
    </style:style>
    <style:style style:name="P7" style:family="paragraph" style:parent-style-name="Title">
      <style:text-properties fo:font-size="24pt" style:font-size-asian="24pt" style:font-size-complex="24pt"/>
    </style:style>
    <style:style style:name="P8" style:family="paragraph" style:parent-style-name="Standard">
      <style:text-properties officeooo:rsid="000f0295" officeooo:paragraph-rsid="000f3197"/>
    </style:style>
    <style:style style:name="P9" style:family="paragraph" style:parent-style-name="Standard">
      <style:text-properties officeooo:rsid="000f3197" officeooo:paragraph-rsid="000f0295"/>
    </style:style>
    <style:style style:name="P10" style:family="paragraph" style:parent-style-name="Standard">
      <style:text-properties officeooo:rsid="000f3197" officeooo:paragraph-rsid="000f3197"/>
    </style:style>
    <style:style style:name="T1" style:family="text">
      <style:text-properties officeooo:rsid="000c0935"/>
    </style:style>
    <style:style style:name="T2" style:family="text">
      <style:text-properties officeooo:rsid="000df305"/>
    </style:style>
    <style:style style:name="T3" style:family="text">
      <style:text-properties style:font-name="Courier New"/>
    </style:style>
    <style:style style:name="T4" style:family="text">
      <style:text-properties style:text-position="super 58%"/>
    </style:style>
    <style:style style:name="T5" style:family="text">
      <style:text-properties officeooo:rsid="000f0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mpotency <text:span text:style-name="T2">f</text:span>rom Commutative Symmetry</text:p>
      <text:p text:style-name="P2">by Sven Nilsen, 2020</text:p>
      <text:p text:style-name="P1"/>
      <text:p text:style-name="P3">In this paper I prove that commutative symmetry implies idempotency of the symmetry operator.</text:p>
      <text:p text:style-name="P1"/>
      <text:p text:style-name="P1">A binary operator `f` is commutative symmetric if there exists a unary operator `g` such that:</text:p>
      <text:p text:style-name="P1"/>
      <text:p text:style-name="P1"><text:tab/>∀ a, b { f(a, b) = g(f(b, a)) }</text:p>
      <text:p text:style-name="P1"/>
      <text:p text:style-name="P4">Here, `g` is called the “symmetry operator”.</text:p>
      <text:p text:style-name="P1"/>
      <text:p text:style-name="P1">When `g &lt;=&gt; id`, the binary operator `f` is commutative.</text:p>
      <text:p text:style-name="P1">When `g &lt;=&gt; neg`, the binary operator `f` is anti-commutative.</text:p>
      <text:p text:style-name="P1"/>
      <text:p text:style-name="P4">Commutative symmetry unifies the properties of commutative and anti-commutative operators.</text:p>
      <text:p text:style-name="P4"/>
      <text:p text:style-name="P4">From commutative symmetry, one can prove the following:</text:p>
      <text:p text:style-name="P4"/>
      <text:p text:style-name="P4"><text:tab/><text:span text:style-name="T1">∀ a, b { f(a, b) = g(f(b, a)) }<text:tab/><text:tab/></text:span>=<text:tab/><text:span text:style-name="T1">∀ a, b { </text:span>g(<text:span text:style-name="T1">f(a, b)</text:span>)<text:span text:style-name="T1"> = f(b, a) }</text:span></text:p>
      <text:p text:style-name="P8"/>
      <text:p text:style-name="P10">In path semantical notation:</text:p>
      <text:p text:style-name="P10"/>
      <text:p text:style-name="P10"><text:tab/>f &lt;=&gt; f[swap → g]<text:tab/><text:tab/>&lt;=&gt;<text:tab/><text:tab/>f[id ⨯ id → g] &lt;=&gt; f[swap → id]</text:p>
      <text:p text:style-name="P10"/>
      <text:p text:style-name="P4">Proof:</text:p>
      <text:p text:style-name="P4"/>
      <text:p text:style-name="P4"><text:span text:style-name="T3">∵</text:span><text:tab/><text:span text:style-name="T1">∀ a, b { </text:span>g(<text:span text:style-name="T1">f(a, b)</text:span>)<text:span text:style-name="T1"> = f(b, a) }</text:span></text:p>
      <text:p text:style-name="P4"><text:span text:style-name="T3">∴</text:span><text:tab/><text:span text:style-name="T1">∀ a, b { f(b, a) = </text:span>g(<text:span text:style-name="T1">f(a, b)</text:span>)<text:span text:style-name="T1"> }<text:tab/><text:tab/></text:span>using `(x = y) = (y = x)`</text:p>
      <text:p text:style-name="P4"><text:span text:style-name="T3">∴</text:span><text:tab/><text:span text:style-name="T1">∀ </text:span>b<text:span text:style-name="T1">, </text:span>a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replacing `a =&gt; b` and `b =&gt; a`</text:p>
      <text:p text:style-name="P4"><text:span text:style-name="T3">∴</text:span><text:tab/><text:span text:style-name="T1">∀ </text:span>a<text:span text:style-name="T1">, </text:span>b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using `<text:span text:style-name="T1">∀ </text:span>x<text:span text:style-name="T1">, </text:span>y<text:span text:style-name="T1"> { … </text:span>} = <text:span text:style-name="T1">∀ </text:span>y<text:span text:style-name="T1">, </text:span>x<text:span text:style-name="T1"> { … </text:span>}`</text:p>
      <text:p text:style-name="P4"/>
      <text:p text:style-name="P4">Now, one can use this to prove that the symmetry operator `g` is idempotent:</text:p>
      <text:p text:style-name="P4"/>
      <text:p text:style-name="P4"><text:tab/>g<text:span text:style-name="T4">2</text:span> &lt;=&gt; id</text:p>
      <text:p text:style-name="P4"/>
      <text:p text:style-name="P4">Proof:</text:p>
      <text:p text:style-name="P4"/>
      <text:p text:style-name="P4"><text:span text:style-name="T3">∵</text:span><text:tab/>g(g(f(a, b))</text:p>
      <text:p text:style-name="P5"><text:span text:style-name="T3">∴</text:span><text:tab/>g(f(b, a))<text:tab/><text:tab/><text:span text:style-name="T5">using `∀ a, b { </text:span>g(<text:span text:style-name="T1">f(a, b)</text:span>)<text:span text:style-name="T1"> = f(b, a) }`</text:span></text:p>
      <text:p text:style-name="P5"><text:span text:style-name="T3">∴</text:span><text:tab/>f(a, b)<text:tab/><text:tab/><text:tab/><text:span text:style-name="T5">using `∀ a, b { f(a, b) = g(f(b, a)) }`</text:span></text:p>
      <text:p text:style-name="P4"/>
      <text:p text:style-name="P6">Q.E.D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45:00.574368000</meta:creation-date>
    <dc:date>2020-08-10T12:19:20.962775000</dc:date>
    <meta:editing-duration>PT10M3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58" meta:character-count="1185" meta:non-whitespace-character-count="939"/>
  </office:meta>
</office:document-meta>
</file>